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Heading_20_4">
      <style:text-properties fo:font-weight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 style:list-style-name="L2">
      <style:paragraph-properties fo:margin-top="0cm" fo:margin-bottom="0.499cm" style:contextual-spacing="false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Preformatted_20_Text" style:list-style-name="L4">
      <style:paragraph-properties fo:margin-top="0cm" fo:margin-bottom="0.499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 style:list-style-name="L2">
      <style:text-properties fo:font-weight="bold"/>
    </style:style>
    <style:style style:name="P12" style:family="paragraph" style:parent-style-name="Text_20_body" style:list-style-name="L3">
      <style:text-properties fo:font-weight="bold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¿Qué es LVM? O cómo hacer que tus discos sean de chicle</text:h>
      <text:p text:style-name="Text_20_body"><text:span text:style-name="T1">LVM</text:span> significa <text:span text:style-name="T2">Logical Volume Manager</text:span> (Gestor de Volúmenes Lógicos). Si RAID era una forma de "pegar" discos para que parecieran uno, LVM es como tener una gran piscina de almacenamiento (<text:span text:style-name="Source_20_Text">Volume Group</text:span>) de la que puedes ir sacando cubos de agua (<text:span text:style-name="Source_20_Text">Logical Volumes</text:span>) del tamaño que te dé la gana y cuando te dé la gana.</text:p>
      <text:p text:style-name="Text_20_body">La gracia de LVM es que te independiza del hardware físico. Puedes crear, redimensionar, mover y hacer instantáneas de tus "particiones" sin tener que sudar la gota gorda.</text:p>
      <text:h text:style-name="P2" text:outline-level="4">Los Conceptos Clave (El Trío Calavera)</text:h>
      <text:list text:style-name="L1">
        <text:list-item>
          <text:p text:style-name="P8"><text:span text:style-name="T1">Physical Volume (PV) - El Ladrillo:</text:span> Es el componente básico. Coges un disco duro entero (o una partición) y lo marcas como "apto para LVM". Es como ponerle una etiqueta que dice: <text:span text:style-name="T2">"Estoy disponible para la piscina común"</text:span>. Nuestros <text:span text:style-name="Source_20_Text">/dev/sdb</text:span>, <text:span text:style-name="Source_20_Text">/dev/sdc</text:span>, etc., se convertirán en PVs.</text:p>
        </text:list-item>
        <text:list-item>
          <text:p text:style-name="P8"><text:span text:style-name="T1">Volume Group (VG) - La Piscina:</text:span> Es la suma de todos tus Physical Volumes. Si juntas tres discos (PVs) de 1TB, creas una gran piscina (VG) de 3TB. Es tu reserva total de espacio.</text:p>
        </text:list-item>
        <text:list-item>
          <text:p text:style-name="P8"><text:span text:style-name="T1">Logical Volume (LV) - El Cubo:</text:span> Del gran VG (la piscina), puedes crear "particiones" lógicas o volúmenes lógicos del tamaño que necesites. ¿Necesitas 20GB para <text:span text:style-name="Source_20_Text">/home</text:span>? ¡Hecho! ¿Que mañana necesitas 30GB? ¡Lo agrandas en caliente! Estos LVs son los que formateas con un sistema de ficheros (ext4, xfs...) y montas en tu sistema. Son los que realmente usas, como <text:span text:style-name="Source_20_Text">/dev/sda1</text:span> o <text:span text:style-name="Source_20_Text">/dev/sda2</text:span> en un sistema tradicional.</text:p>
        </text:list-item>
      </text:list>
      <text:h text:style-name="P2" text:outline-level="4">La diferencia con Thin LVM (El Mago del "Ya te lo daré")</text:h>
      <text:p text:style-name="Text_20_body">El LVM normal es "thick provisioning". Si pides un cubo (LV) de 100GB, se reservan esos 100GB de la piscina (VG) al momento, los uses o no.</text:p>
      <text:p text:style-name="Text_20_body"><text:span text:style-name="T1">Thin LVM</text:span> es más pillo. Es "thin provisioning" o aprovisionamiento fino. Tú creas una "Thin Pool" (una sub-piscina) dentro de tu VG. Luego, desde esa pool, creas volúmenes "thin". Puedes crear, por ejemplo, 10 volúmenes de 100GB cada uno (1000GB en total) aunque tu pool solo tenga 200GB.</text:p>
      <text:p text:style-name="Text_20_body">¿El truco? Los volúmenes thin solo ocupan el espacio que realmente están usando. Van pidiendo bloques a la pool a medida que escriben datos. Es fantástico para máquinas virtuales o contenedores, donde creas muchos sistemas de ficheros pero no todos se llenan a la vez. ¡Pero ojo! Hay que vigilar que la pool no se llene de verdad, o tendrás un problema más gordo que el de la parte contratante de la primera parte.</text:p>
      <text:p text:style-name="Horizontal_20_Line"/>
      <text:h text:style-name="P1" text:outline-level="3">Ejercicio Práctico: ¡Más madera! ¡Es la guerra (de los discos)!</text:h>
      <text:p text:style-name="Text_20_body">Vamos a usar los mismos 5 discos de antes (3 SATA: <text:span text:style-name="Source_20_Text">sdb</text:span>, <text:span text:style-name="Source_20_Text">sdc</text:span>, <text:span text:style-name="Source_20_Text">sdd</text:span> y 2 NVME: <text:span text:style-name="Source_20_Text">nvme0n1</text:span>, <text:span text:style-name="Source_20_Text">nvme0n2</text:span>) para montar un LVM. Usaremos un disco adicional (<text:span text:style-name="Source_20_Text">sdf</text:span>) para el paso de ampliación.</text:p>
      <text:h text:style-name="P2" text:outline-level="4">Paso 1: Preparando los Ladrillos (Physical Volumes)</text:h>
      <text:p text:style-name="Text_20_body">Primero, marcamos todos los discos que vamos a usar como PVs. <text:span text:style-name="T2">Asegúrate de que no tienen datos importantes. ¡Este paso borra lo que haya!</text:span></text:p>
      <text:p text:style-name="P9"><text:soft-page-break/></text:p>
      <text:p text:style-name="Preformatted_20_Text"><text:span text:style-name="Source_20_Text"># ¡Conviértete en root o usa sudo para todo!</text:span></text:p>
      <text:p text:style-name="P3"><text:span text:style-name="Source_20_Text">sudo pvcreate /dev/sdb /dev/sdc /dev/sdd /dev/nvme0n1 /dev/nvme0n2</text:span></text:p>
      <text:p text:style-name="Text_20_body">Puedes comprobar que se han creado correctamente con <text:span text:style-name="Source_20_Text">sudo pvs</text:span> o <text:span text:style-name="Source_20_Text">sudo pvdisplay</text:span>.</text:p>
      <text:h text:style-name="P2" text:outline-level="4">Paso 2: Construyendo la Piscina (Volume Group)</text:h>
      <text:p text:style-name="Text_20_body">Ahora juntamos todos esos ladrillos en una única y gran piscina. La llamaremos <text:span text:style-name="Source_20_Text">vg_maestro</text:span>.</text:p>
      <text:p text:style-name="P9"/>
      <text:p text:style-name="P3"><text:span text:style-name="Source_20_Text">sudo vgcreate vg_maestro /dev/sdb /dev/sdc /dev/sdd /dev/nvme0n1 /dev/nvme0n2</text:span></text:p>
      <text:p text:style-name="Text_20_body">Verifica la creación con <text:span text:style-name="Source_20_Text">sudo vgs</text:span> o <text:span text:style-name="Source_20_Text">sudo vgdisplay vg_maestro</text:span>. Verás todo el espacio sumado.</text:p>
      <text:h text:style-name="P2" text:outline-level="4">Paso 3: Sirviendo los Cubos (Logical Volumes) con sus Sistemas de Ficheros</text:h>
      <text:p text:style-name="Text_20_body">Vamos a crear tres LVs desde nuestra piscina <text:span text:style-name="Source_20_Text">vg_maestro</text:span>. Uno para datos, otro para webs y otro para... bueno, para lo que sea. Les daremos tamaños diferentes y, para divertirnos, sistemas de ficheros distintos.</text:p>
      <text:p text:style-name="P9"/>
      <text:p text:style-name="Preformatted_20_Text"><text:span text:style-name="Source_20_Text"># 1. LV de 20G para datos, con el clásico ext4</text:span></text:p>
      <text:p text:style-name="Preformatted_20_Text"><text:span text:style-name="Source_20_Text">sudo lvcreate -n lv_datos -L 20G vg_maestro</text:span></text:p>
      <text:p text:style-name="Preformatted_20_Text"><text:span text:style-name="Source_20_Text">sudo mkfs.ext4 /dev/vg_maestro/lv_datos</text:span></text:p>
      <text:p text:style-name="Preformatted_20_Text"/>
      <text:p text:style-name="Preformatted_20_Text"><text:span text:style-name="Source_20_Text"># 2. LV de 15G para webs, con el robusto xfs</text:span></text:p>
      <text:p text:style-name="Preformatted_20_Text"><text:span text:style-name="Source_20_Text">sudo lvcreate -n lv_webs -L 15G vg_maestro</text:span></text:p>
      <text:p text:style-name="Preformatted_20_Text"><text:span text:style-name="Source_20_Text">sudo mkfs.xfs /dev/vg_maestro/lv_webs</text:span></text:p>
      <text:p text:style-name="Preformatted_20_Text"/>
      <text:p text:style-name="Preformatted_20_Text"><text:span text:style-name="Source_20_Text"># 3. LV de 10G para backups, con el moderno btrfs</text:span></text:p>
      <text:p text:style-name="Preformatted_20_Text"><text:span text:style-name="Source_20_Text">sudo lvcreate -n lv_backups -L 10G vg_maestro</text:span></text:p>
      <text:p text:style-name="P3"><text:span text:style-name="Source_20_Text">sudo mkfs.btrfs /dev/vg_maestro/lv_backups</text:span></text:p>
      <text:p text:style-name="Text_20_body">Ahora, si quieres, puedes montarlos para usarlos:</text:p>
      <text:p text:style-name="P9"/>
      <text:p text:style-name="Preformatted_20_Text"><text:span text:style-name="Source_20_Text">sudo mkdir /mnt/datos /mnt/webs /mnt/backups</text:span></text:p>
      <text:p text:style-name="Preformatted_20_Text"><text:span text:style-name="Source_20_Text">sudo mount /dev/vg_maestro/lv_datos /mnt/datos</text:span></text:p>
      <text:p text:style-name="Preformatted_20_Text"><text:span text:style-name="Source_20_Text">sudo mount /dev/vg_maestro/lv_webs /mnt/webs</text:span></text:p>
      <text:p text:style-name="P3"><text:span text:style-name="Source_20_Text">sudo mount /dev/vg_maestro/lv_backups /mnt/backups</text:span></text:p>
      <text:p text:style-name="Horizontal_20_Line"/>
      <text:h text:style-name="P1" text:outline-level="3">Ampliando el chiringuito: ¡Que entre más gente!</text:h>
      <text:p text:style-name="Text_20_body">Aquí viene la magia de LVM. Imagina que te quedas sin espacio. ¡Pues compramos más discos!</text:p>
      <text:h text:style-name="P2" text:outline-level="4">Paso 4: Agregar otro disco al Volumen (VG)</text:h>
      <text:p text:style-name="Text_20_body">Supongamos que has añadido un nuevo disco a tu máquina virtual: <text:span text:style-name="Source_20_Text">/dev/sdf</text:span>.</text:p>
      <text:list text:style-name="L2">
        <text:list-item>
          <text:p text:style-name="P11">Conviértelo en un PV:</text:p>
          <text:p text:style-name="P10"><text:soft-page-break/></text:p>
          <text:p text:style-name="P4"><text:span text:style-name="Source_20_Text">sudo pvcreate /dev/sdf</text:span></text:p>
        </text:list-item>
        <text:list-item>
          <text:p text:style-name="P11">Añádelo a la piscina existente:</text:p>
          <text:p text:style-name="P10"/>
          <text:p text:style-name="P4"><text:span text:style-name="Source_20_Text">sudo vgextend vg_maestro /dev/sdf</text:span></text:p>
        </text:list-item>
      </text:list>
      <text:p text:style-name="Text_20_body">¡Listo! Si ahora ejecutas <text:span text:style-name="Source_20_Text">sudo vgdisplay vg_maestro</text:span>, verás que el tamaño total de la piscina ha aumentado. "Disculpen si les llamo caballeros, pero es que no les conozco muy bien".</text:p>
      <text:h text:style-name="P2" text:outline-level="4">Paso 5: Aumentar el espacio de un Sistema de Ficheros existente</text:h>
      <text:p text:style-name="Text_20_body">El departamento de datos te llora porque sus 20GB no son suficientes. ¡Démosles 10GB más!</text:p>
      <text:list text:style-name="L3">
        <text:list-item>
          <text:p text:style-name="P12">Extiende el Logical Volume:</text:p>
          <text:p text:style-name="P14"/>
          <text:p text:style-name="P5"><text:span text:style-name="Source_20_Text"># Añadimos 10GB más al LV 'lv_datos'</text:span></text:p>
          <text:p text:style-name="P6"><text:span text:style-name="Source_20_Text">sudo lvextend -L +10G /dev/vg_maestro/lv_datos</text:span></text:p>
        </text:list-item>
        <text:list-item>
          <text:p text:style-name="P13"><text:span text:style-name="T1">Redimensiona el sistema de ficheros:</text:span> El LV es más grande, pero el sistema de ficheros que vive dentro aún no se ha enterado. Hay que "estirarlo".</text:p>
          <text:p text:style-name="P14"/>
          <text:p text:style-name="P5"><text:span text:style-name="Source_20_Text"># Para ext4 (el de lv_datos)</text:span></text:p>
          <text:p text:style-name="P6"><text:span text:style-name="Source_20_Text">sudo resize2fs /dev/vg_maestro/lv_datos</text:span></text:p>
          <text:p text:style-name="P13"><text:span text:style-name="T2">Si fuera XFS, el comando sería </text:span><text:span text:style-name="Source_20_Text"><text:span text:style-name="T2">sudo xfs_growfs /mnt/datos</text:span></text:span><text:span text:style-name="T2"> (se hace sobre el punto de montaje). Y sí, ¡ambos se pueden hacer "en caliente", sin desmontar el volumen!</text:span></text:p>
        </text:list-item>
      </text:list>
      <text:p text:style-name="Horizontal_20_Line"/>
      <text:h text:style-name="Heading_20_3" text:outline-level="3"><text:span text:style-name="T1">El Reto Final: Engordar el Sistema Raíz (</text:span><text:span text:style-name="Source_20_Text"><text:span text:style-name="T1">/</text:span></text:span><text:span text:style-name="T1">)</text:span></text:h>
      <text:p text:style-name="Text_20_body">Esta es la operación más delicada. Meterle mano a la raíz del sistema es como intentar operar a un paciente mientras corre una maratón. Si tu sistema de ficheros raíz <text:span text:style-name="Source_20_Text">/</text:span> está en un LV (lo cual es una práctica excelente), el procedimiento es similar al anterior, pero con una precaución clave.</text:p>
      <text:p text:style-name="Text_20_body"><text:span text:style-name="T1">¡ADVERTENCIA!</text:span> Agrandar la partición raíz es seguro, pero reducirla es buscarse un disgusto. Procede con cuidado.</text:p>
      <text:p text:style-name="Text_20_body"><text:span text:style-name="T1">Asumimos que tu raíz (</text:span><text:span text:style-name="Source_20_Text"><text:span text:style-name="T1">/</text:span></text:span><text:span text:style-name="T1">) está en un LV, por ejemplo </text:span><text:span text:style-name="Source_20_Text"><text:span text:style-name="T1">/dev/mapper/vg_sistema-lv_root</text:span></text:span><text:span text:style-name="T1">, y que tienes espacio libre en el </text:span><text:span text:style-name="Source_20_Text"><text:span text:style-name="T1">vg_sistema</text:span></text:span><text:span text:style-name="T1">.</text:span></text:p>
      <text:list text:style-name="L4">
        <text:list-item>
          <text:p text:style-name="P15"><text:span text:style-name="T1">Extender el Logical Volume raíz:</text:span> Supongamos que quieres añadirle 50GB.</text:p>
          <text:p text:style-name="P16"/>
          <text:p text:style-name="P7"><text:span text:style-name="Source_20_Text">sudo lvextend -L +50G /dev/mapper/vg_sistema-lv_root</text:span></text:p>
        </text:list-item>
        <text:list-item>
          <text:p text:style-name="P15"><text:span text:style-name="T1">Extender el sistema de ficheros raíz:</text:span> Aquí el comando es el mismo que antes, dependiendo del sistema de ficheros. Como la mayoría de las raíces son <text:span text:style-name="Source_20_Text">ext4</text:span>, sería:</text:p>
          <text:p text:style-name="P16"><text:soft-page-break/></text:p>
          <text:p text:style-name="P7"><text:span text:style-name="Source_20_Text">sudo resize2fs /dev/mapper/vg_sistema-lv_root</text:span></text:p>
        </text:list-item>
      </text:list>
      <text:p text:style-name="Text_20_body"><text:span text:style-name="T1">¿Se puede hacer en caliente?</text:span> Sí, <text:span text:style-name="Source_20_Text">ext4</text:span>, <text:span text:style-name="Source_20_Text">xfs</text:span> y <text:span text:style-name="Source_20_Text">btrfs</text:span> soportan el redimensionamiento en caliente (online). Por tanto, no necesitas reiniciar ni usar un Live CD para <text:span text:style-name="T2">agrandar</text:span> el sistema raíz. Simplemente ejecuta los dos comandos y, como por arte de magia, tendrás más espacio. Puedes verificarlo con <text:span text:style-name="Source_20_Text">df -h /</text:span>.</text:p>
      <text:p text:style-name="Text_20_body">Y con esto y un bizcocho... ¡ya eres un maestro del LVM! Has aprendido a ser más flexible que un contorsionista en una caja de cerillas. ¡Ahora ve y gestiona esos volúmenes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20:22:48.256357595</meta:creation-date>
    <dc:date>2025-07-02T20:23:36.846310584</dc:date>
    <meta:editing-duration>PT49S</meta:editing-duration>
    <meta:editing-cycles>1</meta:editing-cycles>
    <meta:document-statistic meta:table-count="0" meta:image-count="0" meta:object-count="0" meta:page-count="4" meta:paragraph-count="66" meta:word-count="1117" meta:character-count="6730" meta:non-whitespace-character-count="5688"/>
    <meta:generator>LibreOffice/24.2.2.2$Linux_X86_64 LibreOffice_project/d56cc158d8a96260b836f100ef4b4ef25d6f1a01</meta:generator>
  </office:meta>
</office:document-meta>
</file>